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04b3" officeooo:paragraph-rsid="000104b3"/>
    </style:style>
    <style:style style:name="P2" style:family="paragraph" style:parent-style-name="Standard">
      <style:text-properties officeooo:rsid="000104b3" officeooo:paragraph-rsid="00020e35"/>
    </style:style>
    <style:style style:name="P3" style:family="paragraph" style:parent-style-name="Standard">
      <style:text-properties officeooo:rsid="00020e35" officeooo:paragraph-rsid="00020e35"/>
    </style:style>
    <style:style style:name="P4" style:family="paragraph" style:parent-style-name="Standard">
      <style:text-properties officeooo:rsid="0002d739" officeooo:paragraph-rsid="0002d739"/>
    </style:style>
    <style:style style:name="P5" style:family="paragraph" style:parent-style-name="Standard">
      <style:text-properties officeooo:rsid="0003406a" officeooo:paragraph-rsid="0003406a"/>
    </style:style>
    <style:style style:name="P6" style:family="paragraph" style:parent-style-name="Standard">
      <style:text-properties officeooo:rsid="00037dff" officeooo:paragraph-rsid="00037dff"/>
    </style:style>
    <style:style style:name="P7" style:family="paragraph" style:parent-style-name="Standard">
      <style:text-properties officeooo:rsid="000512fe" officeooo:paragraph-rsid="000512fe"/>
    </style:style>
    <style:style style:name="P8" style:family="paragraph" style:parent-style-name="Standard">
      <style:text-properties officeooo:rsid="0005ab94" officeooo:paragraph-rsid="0005ab94"/>
    </style:style>
    <style:style style:name="T1" style:family="text">
      <style:text-properties officeooo:rsid="00020e35"/>
    </style:style>
    <style:style style:name="T2" style:family="text">
      <style:text-properties officeooo:rsid="0002d739"/>
    </style:style>
    <style:style style:name="T3" style:family="text">
      <style:text-properties officeooo:rsid="0003406a"/>
    </style:style>
    <style:style style:name="T4" style:family="text">
      <style:text-properties officeooo:rsid="000512fe"/>
    </style:style>
    <style:style style:name="T5" style:family="text">
      <style:text-properties officeooo:rsid="00074c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 : When we need Funtion prototype?</text:p>
      <text:p text:style-name="P1">(A). when function is define below the main function.</text:p>
      <text:p text:style-name="P2">(B). when function is define above the main function.</text:p>
      <text:p text:style-name="P2"><text:span text:style-name="T1">(C)</text:span>. when function is define with in a main function.</text:p>
      <text:p text:style-name="P1">(D). A &amp; B both</text:p>
      <text:p text:style-name="P1"/>
      <text:p text:style-name="P1"/>
      <text:p text:style-name="P2">Q2: <text:span text:style-name="T1">Consider the following function definition:</text:span></text:p>
      <text:p text:style-name="P3"><text:s text:c="7"/>double func(double x, int y, string name)</text:p>
      <text:p text:style-name="P3"><text:s text:c="7"/>{</text:p>
      <text:p text:style-name="P3"><text:s text:c="8"/><text:tab/>//function body</text:p>
      <text:p text:style-name="P3"><text:s text:c="7"/>}</text:p>
      <text:p text:style-name="P3"><text:s text:c="7"/>Which of the following is the correct function prototype of the function func ?</text:p>
      <text:p text:style-name="P2"/>
      <text:p text:style-name="P3">(A). double func();</text:p>
      <text:p text:style-name="P3">(B). double func(double, int, string);</text:p>
      <text:p text:style-name="P3">(C). double func(double x, int y, string name)</text:p>
      <text:p text:style-name="P3">(D). func(double x, int y, string name);</text:p>
      <text:p text:style-name="P2"/>
      <text:p text:style-name="P3">Q3: <text:s/>What will be the output?</text:p>
      <text:p text:style-name="P3"><text:s text:c="8"/>int x = 10;</text:p>
      <text:p text:style-name="P3"><text:s text:c="8"/>while (x &gt; 8)</text:p>
      <text:p text:style-name="P3"><text:s text:c="8"/>{</text:p>
      <text:p text:style-name="P3"><text:tab/>cout&lt;&lt;x<text:span text:style-name="T2">&lt;&lt;” ”</text:span>;</text:p>
      <text:p text:style-name="P3"><text:tab/>x -= 2;<text:tab/></text:p>
      <text:p text:style-name="P3"><text:s text:c="8"/>} </text:p>
      <text:p text:style-name="P4">(A). 10 9 <text:s text:c="5"/>(B).1 2 <text:s text:c="8"/>(C). 10 <text:s text:c="8"/>(D). <text:s/>None of the above</text:p>
      <text:p text:style-name="P4"/>
      <text:p text:style-name="P4">Q4: How many values can be return from a function?</text:p>
      <text:p text:style-name="P4"/>
      <text:p text:style-name="P4">(A). 2 <text:s text:c="8"/>(B). 1 <text:s text:c="10"/>(C). <text:s/>infinite <text:s text:c="8"/>(D). Noe of the above</text:p>
      <text:p text:style-name="P4"/>
      <text:p text:style-name="P4">Q5: <text:span text:style-name="T3">What will be the output?</text:span></text:p>
      <text:p text:style-name="P4"/>
      <text:p text:style-name="P4"><text:s text:c="7"/><text:span text:style-name="T3">int x = -1; </text:span></text:p>
      <text:p text:style-name="P4"><text:s text:c="7"/><text:span text:style-name="T3">if(x)</text:span></text:p>
      <text:p text:style-name="P4"><text:tab/><text:span text:style-name="T3">cout&lt;&lt;”Hello”&lt;&lt;endl;</text:span></text:p>
      <text:p text:style-name="P4"><text:s text:c="7"/><text:span text:style-name="T3">else</text:span></text:p>
      <text:p text:style-name="P4"><text:tab/><text:span text:style-name="T3">cout&lt;&lt;”Hi”&lt;&lt;endl;</text:span></text:p>
      <text:p text:style-name="P4"/>
      <text:p text:style-name="P5">(A). Hello <text:s text:c="12"/>(B). Hi <text:s text:c="17"/>(C). <text:span text:style-name="T5">Error</text:span> <text:s text:c="6"/>(D). N<text:span text:style-name="T5">othing</text:span></text:p>
      <text:p text:style-name="P5"/>
      <text:p text:style-name="P5">Q6: Consider the function:</text:p>
      <text:p text:style-name="P5"><text:s text:c="7"/>int i = -1 ;</text:p>
      <text:p text:style-name="P5"><text:s text:c="7"/>while(i &lt; 1)</text:p>
      <text:p text:style-name="P5"><text:s text:c="6"/>{</text:p>
      <text:p text:style-name="P5"><text:tab/>cout&lt;&lt;”Hello World!”&lt;&lt;” ”;</text:p>
      <text:p text:style-name="P5"><text:tab/>i--;</text:p>
      <text:p text:style-name="P5"><text:s text:c="6"/>} </text:p>
      <text:p text:style-name="P5"><text:s text:c="6"/><text:span text:style-name="T4">choose correct option.</text:span></text:p>
      <text:p text:style-name="P5">(A). Can not run <text:s text:c="9"/>(B). Run to infinity <text:s text:c="7"/>(C). Hello World <text:s/>Hello World <text:s text:c="3"/></text:p>
      <text:p text:style-name="P5">(D). None of the above</text:p>
      <text:p text:style-name="P4"><text:soft-page-break/></text:p>
      <text:p text:style-name="P6">Q7: what will be the output?</text:p>
      <text:p text:style-name="P6"><text:s text:c="7"/>while(2)</text:p>
      <text:p text:style-name="P6"><text:s text:c="7"/>{</text:p>
      <text:p text:style-name="P6"><text:tab/>cout&lt;&lt;”Hello”&lt;&lt;endl;</text:p>
      <text:p text:style-name="P6"><text:tab/>break;</text:p>
      <text:p text:style-name="P6"><text:s text:c="7"/>}</text:p>
      <text:p text:style-name="P6"/>
      <text:p text:style-name="P6">(A). Run to infinity <text:s text:c="7"/>(B). Hello <text:s text:c="7"/>(C). None <text:s text:c="9"/>(D) Error</text:p>
      <text:p text:style-name="P6"/>
      <text:p text:style-name="P6"/>
      <text:p text:style-name="P6">Q8: Predict the output?</text:p>
      <text:p text:style-name="P6"/>
      <text:p text:style-name="P6"><text:s text:c="6"/>int sqrt(int x)</text:p>
      <text:p text:style-name="P6"><text:s text:c="5"/>{</text:p>
      <text:p text:style-name="P6"><text:tab/>return x*x;</text:p>
      <text:p text:style-name="P6"><text:s text:c="6"/>}</text:p>
      <text:p text:style-name="P6"/>
      <text:p text:style-name="P6"><text:s text:c="6"/>int main()</text:p>
      <text:p text:style-name="P6"><text:s text:c="5"/>{</text:p>
      <text:p text:style-name="P6"><text:tab/>cout&lt;&lt;sqrt(sqrt(3))&lt;&lt;endl; </text:p>
      <text:p text:style-name="P6"><text:s text:c="5"/>}</text:p>
      <text:p text:style-name="P6"/>
      <text:p text:style-name="P6">(A). 9 <text:s text:c="7"/>(B). 27 <text:s text:c="11"/>(C). Error <text:s text:c="10"/>(D). 81</text:p>
      <text:p text:style-name="P6"/>
      <text:p text:style-name="P6"/>
      <text:p text:style-name="P6">Q9: Predict the output.</text:p>
      <text:p text:style-name="P6"><text:s text:c="7"/>int sum(int x, int y)</text:p>
      <text:p text:style-name="P6"><text:s text:c="6"/>{</text:p>
      <text:p text:style-name="P6"><text:tab/>return x+x;</text:p>
      <text:p text:style-name="P6"><text:s text:c="6"/>}</text:p>
      <text:p text:style-name="P6"/>
      <text:p text:style-name="P6"><text:s text:c="6"/>int main()</text:p>
      <text:p text:style-name="P6"><text:s text:c="5"/>{</text:p>
      <text:p text:style-name="P6"><text:tab/>cout&lt;&lt;sum(sum(3,5),sum(8,4))&lt;&lt;endl; </text:p>
      <text:p text:style-name="P6"><text:s text:c="5"/>}</text:p>
      <text:p text:style-name="P6"/>
      <text:p text:style-name="P6">(A).18 <text:s text:c="8"/>(B) 20 <text:s text:c="10"/><text:span text:style-name="T4">(C). 8 <text:s text:c="8"/>(D). Error</text:span></text:p>
      <text:p text:style-name="P6"/>
      <text:p text:style-name="P6"/>
      <text:p text:style-name="P7">Q10: What will be the output.</text:p>
      <text:p text:style-name="P7"/>
      <text:p text:style-name="P7"><text:s text:c="9"/>int fun(string str)</text:p>
      <text:p text:style-name="P7"><text:s text:c="8"/>{</text:p>
      <text:p text:style-name="P7"><text:tab/>return str + " "+"Done";</text:p>
      <text:p text:style-name="P7"><text:s text:c="8"/>}</text:p>
      <text:p text:style-name="P7"/>
      <text:p text:style-name="P7"><text:s text:c="8"/>int main()</text:p>
      <text:p text:style-name="P7"><text:s text:c="7"/>{</text:p>
      <text:p text:style-name="P7"><text:tab/>cout&lt;&lt;fun("Sir")&lt;&lt;endl;</text:p>
      <text:p text:style-name="P7"><text:s text:c="7"/>}</text:p>
      <text:p text:style-name="P8">(A). Sir Done <text:s text:c="5"/>(B). Error <text:s text:c="7"/>(C). <text:s/>Done Sir <text:s text:c="4"/>(D). None of the above. </text:p>
      <text:p text:style-name="P7"><text:soft-pag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23:17:16.457619689</meta:creation-date>
    <meta:editing-duration>PT15M35S</meta:editing-duration>
    <meta:editing-cycles>4</meta:editing-cycles>
    <meta:generator>LibreOffice/5.1.6.2$Linux_X86_64 LibreOffice_project/10m0$Build-2</meta:generator>
    <dc:date>2018-04-18T23:33:00.470061323</dc:date>
    <meta:document-statistic meta:table-count="0" meta:image-count="0" meta:object-count="0" meta:page-count="3" meta:paragraph-count="79" meta:word-count="314" meta:character-count="2099" meta:non-whitespace-character-count="1386"/>
  </office:meta>
</office:document-meta>
</file>